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8 E8 4C 9E 01 00 00 01 <text:s/>Collector</text:p>
      <text:p text:style-name="P1"/>
      <text:p text:style-name="P1">28 E8 4C 9E 01 00 00 01 <text:s/>Collector</text:p>
      <text:p text:style-name="P1"/>
      <text:p text:style-name="P1">28 7E 58 9E 01 00 00 61 <text:s/>Tank2Bottom 10ft</text:p>
      <text:p text:style-name="P1"/>
      <text:p text:style-name="P1">28 7E 58 9E 01 00 00 61 <text:s/>Tank2Bottom 10ft</text:p>
      <text:p text:style-name="P1"/>
      <text:p text:style-name="P1">28 56 4C 9E 01 00 00 15 <text:s/>Tank2Top 6ft</text:p>
      <text:p text:style-name="P1"/>
      <text:p text:style-name="P1">28 56 4C 9E 01 00 00 15 <text:s/>Tank2Top 6ft</text:p>
      <text:p text:style-name="P1"/>
      <text:p text:style-name="P1">28 7E 55 9E 01 00 00 8D <text:s/>Tank1Bottom 13ft</text:p>
      <text:p text:style-name="P1"/>
      <text:p text:style-name="P1">28 7E 55 9E 01 00 00 8D <text:s/>Tank1Bottom 13ft</text:p>
      <text:p text:style-name="P1"/>
      <text:p text:style-name="P1">28 8D 67 9E 01 00 00 A1 <text:s/>Tank1Top 9ft</text:p>
      <text:p text:style-name="P1"/>
      <text:p text:style-name="P1">28 8D 67 9E 01 00 00 A1 <text:s/>Tank1Top 9ft</text:p>
      <text:p text:style-name="P1"/>
      <text:p text:style-name="P1">28 6A 57 9E 0D 00 00 89</text:p>
      <text:p text:style-name="P1"/>
      <text:p text:style-name="P1">28 6A 57 9E 0D 00 00 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02-19T17:34:49.31</meta:creation-date>
    <dc:date>2009-10-23T20:56:31.03</dc:date>
    <dc:creator>Richard Hollabaugh</dc:creator>
    <meta:editing-duration>PT02H24M30S</meta:editing-duration>
    <meta:editing-cycles>13</meta:editing-cycles>
    <meta:generator>OpenOffice.org/3.0$Win32 OpenOffice.org_project/300m15$Build-9379</meta:generator>
    <meta:printed-by>Richard Hollabaugh</meta:printed-by>
    <meta:print-date>2009-10-23T20:56:10.96</meta:print-date>
    <meta:document-statistic meta:table-count="0" meta:image-count="0" meta:object-count="0" meta:page-count="1" meta:paragraph-count="12" meta:word-count="114" meta:character-count="426"/>
  </office:meta>
</office:document-meta>
</file>